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J1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setH( List &lt; Integer &gt;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setI( boolean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setF( List &lt; Integer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is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setE( List &lt; CommonObject &gt;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setG( List &lt; Integer &gt;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setC( List &lt; ObjectJ1_A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J1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